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063in" svg:height="3.9217in" svg:x="6.9764in" svg:y="4.7059in">
            <draw:object draw:notify-on-update-of-ranges="Sheet1.H34:Sheet1.H34 Sheet1.A19:Sheet1.A24 Sheet1.B4:Sheet1.B9 Sheet1.B19:Sheet1.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7in" svg:height="3.5453in" svg:x="5.3079in" svg:y="8.8575in">
            <draw:object draw:notify-on-update-of-ranges="Sheet1.C52:Sheet1.C52 Sheet1.A4:Sheet1.A9 Sheet1.C4:Sheet1.C9 Sheet1.C19:Sheet1.C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4.8571in">
            <draw:object draw:notify-on-update-of-ranges="Sheet1.G75:Sheet1.G75 Sheet1.A4:Sheet1.A9 Sheet1.D4:Sheet1.D9 Sheet1.D19:Sheet1.D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MIN([.F4:.M4])" office:value-type="float" office:value="3.47446" calcext:value-type="float">
            <text:p>3.47446</text:p>
          </table:table-cell>
          <table:table-cell table:style-name="ce1" table:formula="of:=MAX([.F4:.M4])" office:value-type="float" office:value="52.9915" calcext:value-type="float">
            <text:p>52.9915</text:p>
          </table:table-cell>
          <table:table-cell table:style-name="ce1" table:formula="of:=AVERAGE([.F4:.M4])" office:value-type="float" office:value="39.2495075" calcext:value-type="float">
            <text:p>39.2495075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F5:.M5])" office:value-type="float" office:value="3.40755" calcext:value-type="float">
            <text:p>3.40755</text:p>
          </table:table-cell>
          <table:table-cell table:style-name="ce2" table:formula="of:=MAX([.F5:.M5])" office:value-type="float" office:value="87.6543" calcext:value-type="float">
            <text:p>87.6543</text:p>
          </table:table-cell>
          <table:table-cell table:formula="of:=AVERAGE([.F5:.M5])" office:value-type="float" office:value="67.33393125" calcext:value-type="float">
            <text:p>67.33393125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F6:.M6])" office:value-type="float" office:value="8.50434" calcext:value-type="float">
            <text:p>8.50434</text:p>
          </table:table-cell>
          <table:table-cell table:style-name="ce3" table:formula="of:=MAX([.F6:.M6])" office:value-type="float" office:value="190.498" calcext:value-type="float">
            <text:p>190.498</text:p>
          </table:table-cell>
          <table:table-cell table:style-name="ce4" table:formula="of:=AVERAGE([.F6:.M6])" office:value-type="float" office:value="134.6424175" calcext:value-type="float">
            <text:p>134.6424175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F7:.M7])" office:value-type="float" office:value="4.49394" calcext:value-type="float">
            <text:p>4.49394</text:p>
          </table:table-cell>
          <table:table-cell table:formula="of:=MAX([.F7:.M7])" office:value-type="float" office:value="324.615" calcext:value-type="float">
            <text:p>324.615</text:p>
          </table:table-cell>
          <table:table-cell table:style-name="ce3" table:formula="of:=AVERAGE([.F7:.M7])" office:value-type="float" office:value="236.4848675" calcext:value-type="float">
            <text:p>236.4848675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MIN([.F8:.M8])" office:value-type="float" office:value="3.77742" calcext:value-type="float">
            <text:p>3.77742</text:p>
          </table:table-cell>
          <table:table-cell table:style-name="ce2" table:formula="of:=MAX([.F8:.M8])" office:value-type="float" office:value="504.829" calcext:value-type="float">
            <text:p>504.829</text:p>
          </table:table-cell>
          <table:table-cell table:style-name="ce3" table:formula="of:=AVERAGE([.F8:.M8])" office:value-type="float" office:value="346.6934275" calcext:value-type="float">
            <text:p>346.6934275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formula="of:=MIN([.F9:.M9])" office:value-type="float" office:value="5.21436" calcext:value-type="float">
            <text:p>5.21436</text:p>
          </table:table-cell>
          <table:table-cell table:style-name="ce2" table:formula="of:=MAX([.F9:.M9])" office:value-type="float" office:value="648.211" calcext:value-type="float">
            <text:p>648.211</text:p>
          </table:table-cell>
          <table:table-cell table:style-name="ce3" table:formula="of:=AVERAGE([.F9:.M9])" office:value-type="float" office:value="442.968545" calcext:value-type="float">
            <text:p>442.968545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MIN([.F19:.M19])" office:value-type="float" office:value="4.32577" calcext:value-type="float">
            <text:p>4.32577</text:p>
          </table:table-cell>
          <table:table-cell table:style-name="ce1" table:formula="of:=MAX([.F19:.M19])" office:value-type="float" office:value="92.2614" calcext:value-type="float">
            <text:p>92.2614</text:p>
          </table:table-cell>
          <table:table-cell table:style-name="ce1" table:formula="of:=AVERAGE([.F19:.M19])" office:value-type="float" office:value="71.66222125" calcext:value-type="float">
            <text:p>71.66222125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F20:.M20])" office:value-type="float" office:value="3.23935" calcext:value-type="float">
            <text:p>3.23935</text:p>
          </table:table-cell>
          <table:table-cell table:style-name="ce2" table:formula="of:=MAX([.F20:.M20])" office:value-type="float" office:value="198.707" calcext:value-type="float">
            <text:p>198.707</text:p>
          </table:table-cell>
          <table:table-cell table:style-name="ce2" table:formula="of:=AVERAGE([.F20:.M20])" office:value-type="float" office:value="137.95754375" calcext:value-type="float">
            <text:p>137.95754375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MIN([.F21:.M21])" office:value-type="float" office:value="1.44403" calcext:value-type="float">
            <text:p>1.44403</text:p>
          </table:table-cell>
          <table:table-cell table:style-name="ce2" table:formula="of:=MAX([.F21:.M21])" office:value-type="float" office:value="294.211" calcext:value-type="float">
            <text:p>294.211</text:p>
          </table:table-cell>
          <table:table-cell table:style-name="ce2" table:formula="of:=AVERAGE([.F21:.M21])" office:value-type="float" office:value="196.08637875" calcext:value-type="float">
            <text:p>196.08637875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MIN([.F22:.M22])" office:value-type="float" office:value="0.864877" calcext:value-type="float">
            <text:p>0.864877</text:p>
          </table:table-cell>
          <table:table-cell table:style-name="ce2" table:formula="of:=MAX([.F22:.M22])" office:value-type="float" office:value="418.029" calcext:value-type="float">
            <text:p>418.029</text:p>
          </table:table-cell>
          <table:table-cell table:formula="of:=AVERAGE([.F22:.M22])" office:value-type="float" office:value="273.884609625" calcext:value-type="float">
            <text:p>273.88460962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MIN([.F23:.M23])" office:value-type="float" office:value="2.63892" calcext:value-type="float">
            <text:p>2.63892</text:p>
          </table:table-cell>
          <table:table-cell table:style-name="ce2" table:formula="of:=MAX([.F23:.M23])" office:value-type="float" office:value="558.415" calcext:value-type="float">
            <text:p>558.415</text:p>
          </table:table-cell>
          <table:table-cell table:style-name="ce2" table:formula="of:=AVERAGE([.F23:.M23])" office:value-type="float" office:value="353.41924" calcext:value-type="float">
            <text:p>353.41924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formula="of:=MIN([.F24:.M24])" office:value-type="float" office:value="1.34677" calcext:value-type="float">
            <text:p>1.34677</text:p>
          </table:table-cell>
          <table:table-cell table:style-name="ce2" table:formula="of:=MAX([.F24:.M24])" office:value-type="float" office:value="780.834" calcext:value-type="float">
            <text:p>780.834</text:p>
          </table:table-cell>
          <table:table-cell table:formula="of:=AVERAGE([.F24:.M24])" office:value-type="float" office:value="477.10634625" calcext:value-type="float">
            <text:p>477.10634625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$Sheet1.$A$74:$A$7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2:19:29.29028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39:25.446173329</meta:creation-date>
    <meta:generator>LibreOffice/4.2.8.2$Linux_X86_64 LibreOffice_project/420m0$Build-2</meta:generator>
    <dc:date>2016-03-01T12:36:49.504855335</dc:date>
    <meta:editing-duration>PT39M55S</meta:editing-duration>
    <meta:editing-cycles>11</meta:editing-cycles>
    <meta:document-statistic meta:table-count="1" meta:cell-count="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9cm" svg:height="9.962cm" xlink:href=".." xlink:type="simple" chart:class="chart:line" chart:style-name="ch1">
        <chart:title svg:x="4.46cm" svg:y="0.335cm" chart:style-name="ch2">
          <text:p>Min Barrier time for CHAOS.</text:p>
        </chart:title>
        <chart:subtitle svg:x="5.901cm" svg:y="1.339cm" chart:style-name="ch3">
          <text:p>Graph RMAT-28</text:p>
        </chart:subtitle>
        <chart:legend chart:legend-position="end" svg:x="13.114cm" svg:y="4.433cm" style:legend-expansion="high" chart:style-name="ch4"/>
        <chart:plot-area chart:style-name="ch5" table:cell-range-address="Sheet1.H34:Sheet1.H34 Sheet1.A19:Sheet1.B24 Sheet1.B4:Sheet1.B9" chart:data-source-has-labels="both" svg:x="0.294cm" svg:y="2.247cm" svg:width="12.526cm" svg:height="7.516cm">
          <chartooo:coordinate-region svg:x="0.73cm" svg:y="2.446cm" svg:width="11.81cm" svg:height="6.67cm"/>
          <chart:axis chart:dimension="x" chart:name="primary-x" chart:style-name="ch6" chartooo:axis-type="auto">
            <chartooo:date-scale/>
            <chart:categories table:cell-range-address="Sheet1.A19:Sheet1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9" chart:label-cell-address="pr" chart:class="chart:line">
            <chart:data-point chart:repeated="6"/>
          </chart:series>
          <chart:series chart:style-name="ch9" chart:values-cell-range-address="Sheet1.B19:Sheet1.B24" chart:label-cell-address="bf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19:Sheet1.A24</svg:desc>
                </draw:g>
              </table:table-cell>
              <table:table-cell office:value-type="float" office:value="3.47446">
                <text:p>3.47446</text:p>
                <draw:g>
                  <svg:desc>Sheet1.B4:Sheet1.B9</svg:desc>
                </draw:g>
              </table:table-cell>
              <table:table-cell office:value-type="float" office:value="4.32577">
                <text:p>4.32577</text:p>
                <draw:g>
                  <svg:desc>Sheet1.B19:Sheet1.B2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0755">
                <text:p>3.40755</text:p>
              </table:table-cell>
              <table:table-cell office:value-type="float" office:value="3.23935">
                <text:p>3.239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50434">
                <text:p>8.50434</text:p>
              </table:table-cell>
              <table:table-cell office:value-type="float" office:value="1.44403">
                <text:p>1.4440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49394">
                <text:p>4.49394</text:p>
              </table:table-cell>
              <table:table-cell office:value-type="float" office:value="0.864877">
                <text:p>0.8648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77742">
                <text:p>3.77742</text:p>
              </table:table-cell>
              <table:table-cell office:value-type="float" office:value="2.63892">
                <text:p>2.6389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.21436">
                <text:p>5.21436</text:p>
              </table:table-cell>
              <table:table-cell office:value-type="float" office:value="1.34677">
                <text:p>1.34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156cm" svg:y="0.317cm" chart:style-name="ch2">
          <text:p>Max Barrier time for Chaos</text:p>
        </chart:title>
        <chart:subtitle svg:x="6.618cm" svg:y="1.355cm" chart:style-name="ch3">
          <text:p>Graph RMAT-28</text:p>
        </chart:subtitle>
        <chart:legend chart:legend-position="end" svg:x="14.38cm" svg:y="3.955cm" style:legend-expansion="high" chart:style-name="ch4"/>
        <chart:plot-area chart:style-name="ch5" table:cell-range-address="Sheet1.C52:Sheet1.C52 Sheet1.A4:Sheet1.A9 Sheet1.C4:Sheet1.C9 Sheet1.C19:Sheet1.C24" chart:data-source-has-labels="both" svg:x="1.331cm" svg:y="2.19cm" svg:width="12.729cm" svg:height="5.655cm">
          <chartooo:coordinate-region svg:x="2.138cm" svg:y="2.389cm" svg:width="11.643cm" svg:height="4.809cm"/>
          <chart:axis chart:dimension="x" chart:name="primary-x" chart:style-name="ch6" chartooo:axis-type="auto">
            <chartooo:date-scale/>
            <chart:title svg:x="6.222cm" svg:y="8.025cm" chart:style-name="ch7">
              <text:p>Vertex set size (MB)</text:p>
            </chart:title>
            <chart:categories table:cell-range-address="Sheet1.A4:Sheet1.A9"/>
          </chart:axis>
          <chart:axis chart:dimension="y" chart:name="primary-y" chart:style-name="ch6">
            <chart:title svg:x="0.451cm" svg:y="5.947cm" chart:style-name="ch8">
              <text:p>Wait time (s)</text:p>
            </chart:title>
            <chart:grid chart:style-name="ch9" chart:class="major"/>
          </chart:axis>
          <chart:series chart:style-name="ch10" chart:values-cell-range-address="Sheet1.C4:Sheet1.C9" chart:label-cell-address="pr" chart:class="chart:line">
            <chart:data-point chart:repeated="6"/>
          </chart:series>
          <chart:series chart:style-name="ch11" chart:values-cell-range-address="Sheet1.C19:Sheet1.C24" chart:label-cell-address="bf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9</svg:desc>
                </draw:g>
              </table:table-cell>
              <table:table-cell office:value-type="float" office:value="52.9915">
                <text:p>52.9915</text:p>
                <draw:g>
                  <svg:desc>Sheet1.C4:Sheet1.C9</svg:desc>
                </draw:g>
              </table:table-cell>
              <table:table-cell office:value-type="float" office:value="92.2614">
                <text:p>92.2614</text:p>
                <draw:g>
                  <svg:desc>Sheet1.C19:Sheet1.C2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7.6543">
                <text:p>87.6543</text:p>
              </table:table-cell>
              <table:table-cell office:value-type="float" office:value="198.707">
                <text:p>198.7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0.498">
                <text:p>190.498</text:p>
              </table:table-cell>
              <table:table-cell office:value-type="float" office:value="294.211">
                <text:p>294.21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4.615">
                <text:p>324.615</text:p>
              </table:table-cell>
              <table:table-cell office:value-type="float" office:value="418.029">
                <text:p>418.02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4.829">
                <text:p>504.829</text:p>
              </table:table-cell>
              <table:table-cell office:value-type="float" office:value="558.415">
                <text:p>558.4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48.211">
                <text:p>648.211</text:p>
              </table:table-cell>
              <table:table-cell office:value-type="float" office:value="780.834">
                <text:p>780.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74cm" svg:y="0.316cm" chart:style-name="ch2">
          <text:p>Average barrier time for Chaos</text:p>
        </chart:title>
        <chart:subtitle svg:x="6.541cm" svg:y="1.301cm" chart:style-name="ch3">
          <text:p>Graph RMAT 28</text:p>
        </chart:subtitle>
        <chart:legend chart:legend-position="end" svg:x="14.365cm" svg:y="3.952cm" style:legend-expansion="high" chart:style-name="ch4"/>
        <chart:plot-area chart:style-name="ch5" table:cell-range-address="Sheet1.G75:Sheet1.G75 Sheet1.A4:Sheet1.A9 Sheet1.D4:Sheet1.D9 Sheet1.D19:Sheet1.D24" chart:data-source-has-labels="both" svg:x="1.331cm" svg:y="2.19cm" svg:width="12.714cm" svg:height="5.649cm">
          <chartooo:coordinate-region svg:x="2.138cm" svg:y="2.39cm" svg:width="11.627cm" svg:height="4.802cm"/>
          <chart:axis chart:dimension="x" chart:name="primary-x" chart:style-name="ch6" chartooo:axis-type="auto">
            <chartooo:date-scale/>
            <chart:title svg:x="6.215cm" svg:y="8.019cm" chart:style-name="ch7">
              <text:p>Vertex set size (MB)</text:p>
            </chart:title>
            <chart:categories table:cell-range-address="Sheet1.A4:Sheet1.A9"/>
          </chart:axis>
          <chart:axis chart:dimension="y" chart:name="primary-y" chart:style-name="ch6">
            <chart:title svg:x="0.451cm" svg:y="6.169cm" chart:style-name="ch8">
              <text:p>Waiting time (s)</text:p>
            </chart:title>
            <chart:grid chart:style-name="ch9" chart:class="major"/>
          </chart:axis>
          <chart:series chart:style-name="ch10" chart:values-cell-range-address="Sheet1.D4:Sheet1.D9" chart:label-cell-address="pr" chart:class="chart:line">
            <chart:data-point chart:repeated="6"/>
          </chart:series>
          <chart:series chart:style-name="ch11" chart:values-cell-range-address="Sheet1.D19:Sheet1.D24" chart:label-cell-address="bf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4:Sheet1.A9</svg:desc>
                </draw:g>
              </table:table-cell>
              <table:table-cell office:value-type="float" office:value="39.2495075">
                <text:p>39.2495075</text:p>
                <draw:g>
                  <svg:desc>Sheet1.D4:Sheet1.D9</svg:desc>
                </draw:g>
              </table:table-cell>
              <table:table-cell office:value-type="float" office:value="71.66222125">
                <text:p>71.66222125</text:p>
                <draw:g>
                  <svg:desc>Sheet1.D19:Sheet1.D2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.33393125">
                <text:p>67.33393125</text:p>
              </table:table-cell>
              <table:table-cell office:value-type="float" office:value="137.95754375">
                <text:p>137.957543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4.6424175">
                <text:p>134.6424175</text:p>
              </table:table-cell>
              <table:table-cell office:value-type="float" office:value="196.08637875">
                <text:p>196.086378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6.4848675">
                <text:p>236.4848675</text:p>
              </table:table-cell>
              <table:table-cell office:value-type="float" office:value="273.884609625">
                <text:p>273.8846096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6.6934275">
                <text:p>346.6934275</text:p>
              </table:table-cell>
              <table:table-cell office:value-type="float" office:value="353.41924">
                <text:p>353.4192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42.968545">
                <text:p>442.968545</text:p>
              </table:table-cell>
              <table:table-cell office:value-type="float" office:value="477.10634625">
                <text:p>477.10634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